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-color="#b2b2b2" draw:textarea-horizontal-align="justify" draw:textarea-vertical-align="middle" draw:auto-grow-height="false" fo:min-height="24.547cm" fo:min-width="19.09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106cm" svg:stroke-color="#1c1c1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028cm" draw:marker-start-width="0.242cm" draw:marker-end-width="0.242cm" draw:fill-color="#eeeeee" draw:textarea-horizontal-align="justify" draw:textarea-vertical-align="middle" draw:auto-grow-height="false" fo:min-height="18.043cm" fo:min-width="19.09cm" fo:padding-top="0.139cm" fo:padding-bottom="0.139cm" fo:padding-left="0.264cm" fo:padding-right="0.264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svg:stroke-width="0.102cm" draw:marker-end="Arrow" draw:marker-end-width="0.306cm" draw:fill="solid" draw:fill-color="#ffffff" draw:textarea-vertical-align="middle" fo:padding-top="0.176cm" fo:padding-bottom="0.176cm" fo:padding-left="0.301cm" fo:padding-right="0.301cm" draw:shadow="hidden"/>
    </style:style>
    <style:style style:name="gr8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padding-top="0.126cm" fo:padding-bottom="0.126cm" fo:padding-left="0.251cm" fo:padding-right="0.251cm" draw:shadow="visible"/>
    </style:style>
    <style:style style:name="gr9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padding-top="0.126cm" fo:padding-bottom="0.126cm" fo:padding-left="0.251cm" fo:padding-right="0.251cm" draw:shadow="visible"/>
    </style:style>
    <style:style style:name="gr10" style:family="graphic" style:parent-style-name="standard">
      <style:graphic-properties svg:stroke-width="0cm" draw:marker-start-width="0.048cm" draw:marker-end-width="0.048cm" draw:fill="solid" draw:fill-color="#666666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1" style:family="graphic" style:parent-style-name="standard">
      <style:graphic-properties svg:stroke-width="0cm" draw:marker-start-width="0.048cm" draw:marker-end-width="0.048cm" draw:fill="solid" draw:fill-color="#9999ff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2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3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14" style:family="graphic" style:parent-style-name="standard">
      <style:graphic-properties svg:stroke-width="0cm" draw:marker-start-width="0.048cm" draw:marker-end-width="0.048cm" draw:fill-color="#9999ff" draw:textarea-horizontal-align="justify" draw:textarea-vertical-align="middle" draw:auto-grow-height="false" fo:padding-top="0.126cm" fo:padding-bottom="0.126cm" fo:padding-left="0.251cm" fo:padding-right="0.251cm" draw:shadow="visible"/>
    </style:style>
    <style:style style:name="gr15" style:family="graphic" style:parent-style-name="objectwithoutfill">
      <style:graphic-properties svg:stroke-width="0cm" draw:marker-start-width="0.048cm" draw:marker-end="Arrow" draw:marker-end-width="0.154cm" draw:fill="solid" draw:fill-color="#ffffff" draw:textarea-vertical-align="middle" fo:padding-top="0.126cm" fo:padding-bottom="0.126cm" fo:padding-left="0.251cm" fo:padding-right="0.251cm" draw:shadow="hidden"/>
    </style:style>
    <style:style style:name="gr16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1.934cm" fo:min-width="4.451cm" fo:padding-top="0.126cm" fo:padding-bottom="0.126cm" fo:padding-left="0.251cm" fo:padding-right="0.251cm" draw:shadow="visible"/>
    </style:style>
    <style:style style:name="gr17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1.907cm" fo:min-width="4.451cm" fo:padding-top="0.126cm" fo:padding-bottom="0.126cm" fo:padding-left="0.251cm" fo:padding-right="0.251cm" draw:shadow="visible"/>
    </style:style>
    <style:style style:name="gr18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2.161cm" fo:min-width="4.451cm" fo:padding-top="0.126cm" fo:padding-bottom="0.126cm" fo:padding-left="0.251cm" fo:padding-right="0.251cm" draw:shadow="visible"/>
    </style:style>
    <style:style style:name="gr19" style:family="graphic" style:parent-style-name="objectwithoutfill">
      <style:graphic-properties svg:stroke-width="0cm" draw:marker-start="Arrow" draw:marker-start-width="0.154cm" draw:marker-end="Arrow" draw:marker-end-width="0.154cm" draw:fill="solid" draw:fill-color="#ffffff" draw:textarea-vertical-align="middle" fo:padding-top="0.126cm" fo:padding-bottom="0.126cm" fo:padding-left="0.251cm" fo:padding-right="0.251cm" draw:shadow="hidden"/>
    </style:style>
    <style:style style:name="gr20" style:family="graphic" style:parent-style-name="objectwithoutfill">
      <style:graphic-properties svg:stroke-width="0cm" draw:marker-start-width="0.154cm" draw:marker-end="Arrow" draw:marker-end-width="0.154cm" draw:fill="solid" draw:fill-color="#ffffff" draw:textarea-vertical-align="middle" fo:padding-top="0.126cm" fo:padding-bottom="0.126cm" fo:padding-left="0.251cm" fo:padding-right="0.251cm" draw:shadow="hidden"/>
    </style:style>
    <style:style style:name="gr21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9999ff" draw:textarea-horizontal-align="justify" draw:textarea-vertical-align="middle" draw:auto-grow-height="false" fo:min-height="2.148cm" fo:min-width="3.955cm" draw:shadow="visible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0.512cm" fo:min-width="3.691cm"/>
    </style:style>
    <style:style style:name="gr25" style:family="graphic" style:parent-style-name="standard">
      <style:graphic-properties draw:fill-color="#ccffcc" draw:textarea-horizontal-align="justify" draw:textarea-vertical-align="middle" draw:auto-grow-height="false" fo:min-height="1.909cm" fo:min-width="3.691cm"/>
    </style:style>
    <style:style style:name="gr26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min-height="0.637cm" fo:min-width="4.451cm" fo:padding-top="0.126cm" fo:padding-bottom="0.126cm" fo:padding-left="0.251cm" fo:padding-right="0.251cm" draw:shadow="visib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left="5.182cm" fo:margin-right="0cm" fo:text-align="center" fo:text-indent="0cm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solid" draw:fill-color="#ffffcc"/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start"/>
      <style:text-properties fo:color="#ffffff"/>
    </style:style>
    <style:style style:name="P13" style:family="paragraph">
      <loext:graphic-properties draw:fill="solid" draw:fill-color="#666666"/>
      <style:paragraph-properties fo:text-align="center"/>
      <style:text-properties fo:color="#ffffff"/>
    </style:style>
    <style:style style:name="P14" style:family="paragraph">
      <loext:graphic-properties draw:fill="solid" draw:fill-color="#ffffcc"/>
      <style:paragraph-properties fo:text-align="center"/>
    </style:style>
    <style:style style:name="P15" style:family="paragraph">
      <loext:graphic-properties draw:fill-color="#9999ff"/>
      <style:paragraph-properties fo:text-align="center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c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ffff"/>
    </style:style>
    <style:style style:name="T7" style:family="text">
      <style:text-properties fo:color="#ffffff" fo:font-size="8pt" style:font-size-asian="8pt" style:font-size-complex="8pt"/>
    </style:style>
    <style:style style:name="T8" style:family="text">
      <style:text-properties fo:color="#ffffff" fo:font-size="13pt" style:font-size-asian="13pt" style:font-size-complex="13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797cm" svg:x="1cm" svg:y="2.1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143cm" svg:x2="20.59cm" svg:y2="2.143cm">
          <text:p/>
        </draw:line>
        <draw:custom-shape draw:style-name="gr3" draw:text-style-name="P3" draw:layer="layout" svg:width="19.59cm" svg:height="18.293cm" svg:x="1cm" svg:y="8.6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6.868cm" svg:height="3.414cm" svg:x="13.436cm" svg:y="19.715cm">
          <text:p text:style-name="P4">PostgreSQL</text:p>
          <text:p text:style-name="P4"/>
          <text:p text:style-name="P4"><text:span text:style-name="T1">CPF record data</text:span></text:p>
          <text:p text:style-name="P4"><text:span text:style-name="T1">User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7.503cm" svg:height="2.398cm" svg:x="6.542cm" svg:y="24.214cm">
          <text:p text:style-name="P4">Elastic Search</text:p>
          <text:p text:style-name="P4"><text:span text:style-name="T2"/></text:p>
          <text:p text:style-name="P4"><text:span text:style-name="T1">Indexing tool for searching</text:span></text:p>
          <text:p text:style-name="P4"><text:span text:style-name="T1">and matching in PostgreSQ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4.781cm" svg:height="3.429cm" svg:x="7.141cm" svg:y="19.723cm">
          <text:p text:style-name="P4">Identity</text:p>
          <text:p text:style-name="P4">Reconciliation</text:p>
          <text:p text:style-name="P4">Engin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953cm" svg:height="3.175cm" svg:x="2.143cm" svg:y="3.921cm">
          <text:p text:style-name="P4">Web UI</text:p>
          <text:p text:style-name="P4"><text:span text:style-name="T3"/></text:p>
          <text:p text:style-name="P4"><text:span text:style-name="T3"/></text:p>
          <text:p text:style-name="P4"><text:span text:style-name="T3">User interface for</text:span></text:p>
          <text:p text:style-name="P4"><text:span text:style-name="T3">editing and view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668cm" svg:height="1.143cm" svg:x="4.937cm" svg:y="0.873cm">
          <text:p text:style-name="P4">Outside Clients (Web Browsers, cURL, wget, ArchivesSpace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88cm" svg:height="0.762cm" svg:x="15.07cm" svg:y="2.424cm">
          <text:p text:style-name="P4">Server-side Client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953cm" svg:height="3.175cm" svg:x="8.239cm" svg:y="3.92cm">
          <text:p text:style-name="P4">Rest API Filter</text:p>
          <text:p text:style-name="P4"><text:span text:style-name="T3"/></text:p>
          <text:p text:style-name="P4"><text:span text:style-name="T3">Textual interface for</text:span></text:p>
          <text:p text:style-name="P4"><text:span text:style-name="T3">machine access, </text:span></text:p>
          <text:p text:style-name="P4"><text:span text:style-name="T3">Exposes portion of API 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953cm" svg:height="3.175cm" svg:x="14.335cm" svg:y="3.92cm">
          <text:p text:style-name="P4">Dev/Test</text:p>
          <text:p text:style-name="P4"><text:span text:style-name="T3"/></text:p>
          <text:p text:style-name="P4"><text:span text:style-name="T3">Internal interface for</text:span></text:p>
          <text:p text:style-name="P4"><text:span text:style-name="T3">testing the server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29cm" svg:height="1.166cm" svg:x="17.129cm" svg:y="8.709cm">
          <text:p text:style-name="P6">Server-side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048cm" svg:y1="1.735cm" svg:x2="4.048cm" svg:y2="3.894cm">
          <text:p/>
        </draw:line>
        <draw:line draw:style-name="gr7" draw:text-style-name="P7" draw:layer="layout" svg:x1="5.191cm" svg:y1="3.894cm" svg:x2="5.191cm" svg:y2="1.735cm">
          <text:p/>
        </draw:line>
        <draw:line draw:style-name="gr7" draw:text-style-name="P7" draw:layer="layout" svg:x1="10.096cm" svg:y1="1.742cm" svg:x2="10.096cm" svg:y2="3.901cm">
          <text:p/>
        </draw:line>
        <draw:line draw:style-name="gr7" draw:text-style-name="P7" draw:layer="layout" svg:x1="11.239cm" svg:y1="3.901cm" svg:x2="11.239cm" svg:y2="1.742cm">
          <text:p/>
        </draw:line>
        <draw:custom-shape draw:style-name="gr8" draw:text-style-name="P8" xml:id="id1" draw:id="id1" draw:layer="layout" svg:width="14.859cm" svg:height="2.667cm" svg:x="1.254cm" svg:y="11.16cm">
          <text:p text:style-name="P8">Workflow Controller</text:p>
          <text:p text:style-name="P8"><text:span text:style-name="T4"/></text:p>
          <text:p text:style-name="P8"><text:span text:style-name="T3">Parses and interprets internal Server API</text:span></text:p>
          <text:p text:style-name="P8"><text:span text:style-name="T3">Interacts directly with internal server components,</text:span></text:p>
          <text:p text:style-name="P8"><text:span text:style-name="T3">based on logic defined in the workflow engin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953cm" svg:height="0.889cm" svg:x="8.239cm" svg:y="2.097cm">
          <text:p text:style-name="P9"><text:span text:style-name="T5">Rest API (JSON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62cm" svg:height="3.207cm" svg:x="14.97cm" svg:y="23.733cm">
          <text:p text:style-name="P11"><text:span text:style-name="T6">Key</text:span></text:p>
          <text:p text:style-name="P11"><text:span text:style-name="T7"/></text:p>
          <text:p text:style-name="P12"><text:span text:style-name="T8"><text:tab/></text:span><text:span text:style-name="T9">API Interface</text:span></text:p>
          <text:p text:style-name="P12"><text:span text:style-name="T9"><text:tab/></text:span><text:span text:style-name="T9">Custom Designs</text:span></text:p>
          <text:p text:style-name="P12"><text:span text:style-name="T9"><text:tab/></text:span><text:span text:style-name="T9">OTC Compone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08cm" svg:height="0.254cm" svg:x="15.586cm" svg:y="26.2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08cm" svg:height="0.254cm" svg:x="15.586cm" svg:y="25.7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0.508cm" svg:height="0.254cm" svg:x="15.586cm" svg:y="25.1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" draw:id="id2" draw:layer="layout" svg:width="2.921cm" svg:height="5.461cm" svg:x="17.302cm" svg:y="13.065cm">
          <text:p text:style-name="P4">Reporting</text:p>
          <text:p text:style-name="P4">Tool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16.113cm" svg:y1="12.493cm" svg:x2="18.762cm" svg:y2="13.065cm" draw:start-shape="id1" draw:start-glue-point="1" draw:end-shape="id2" draw:end-glue-point="0" svg:d="M16113 12493h2649v572" svg:viewBox="0 0 2650 573">
          <text:p/>
        </draw:connector>
        <draw:connector draw:style-name="gr15" draw:text-style-name="P7" draw:layer="layout" svg:x1="18.762cm" svg:y1="18.526cm" svg:x2="16.87cm" svg:y2="19.715cm" draw:start-shape="id2" draw:start-glue-point="2" draw:end-shape="id3" draw:end-glue-point="0" svg:d="M18762 18526v694h-1892v495" svg:viewBox="0 0 1893 1190">
          <text:p/>
        </draw:connector>
        <draw:custom-shape draw:style-name="gr16" draw:text-style-name="P4" xml:id="id8" draw:id="id8" draw:layer="layout" svg:width="4.953cm" svg:height="2.186cm" svg:x="1.681cm" svg:y="20.431cm">
          <text:p text:style-name="P4">NameEntry</text:p>
          <text:p text:style-name="P4">String Parser</text:p>
          <draw:enhanced-geometry svg:viewBox="0 0 21600 21600" draw:type="rectangle" draw:enhanced-path="M 0 0 L 21600 0 21600 21600 0 21600 0 0 Z N"/>
        </draw:custom-shape>
        <draw:custom-shape draw:style-name="gr17" draw:text-style-name="P4" xml:id="id10" draw:id="id10" draw:layer="layout" svg:width="4.953cm" svg:height="2.159cm" svg:x="1.681cm" svg:y="17.764cm">
          <text:p text:style-name="P4">Date Parser</text:p>
          <draw:enhanced-geometry svg:viewBox="0 0 21600 21600" draw:type="rectangle" draw:enhanced-path="M 0 0 L 21600 0 21600 21600 0 21600 0 0 Z N"/>
        </draw:custom-shape>
        <draw:custom-shape draw:style-name="gr18" draw:text-style-name="P4" xml:id="id9" draw:id="id9" draw:layer="layout" svg:width="4.953cm" svg:height="2.413cm" svg:x="1.681cm" svg:y="14.843cm">
          <text:p text:style-name="P4">Data Validation</text:p>
          <text:p text:style-name="P4">Engin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5.207cm" svg:height="1.651cm" svg:x="11.541cm" svg:y="14.951cm">
          <text:p text:style-name="P4">Authentic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5.207cm" svg:height="1.27cm" svg:x="11.541cm" svg:y="17.256cm">
          <text:p text:style-name="P4">Authorization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line-skew="-0.28cm" svg:x1="8.683cm" svg:y1="13.827cm" svg:x2="14.144cm" svg:y2="14.951cm" draw:start-shape="id1" draw:start-glue-point="2" draw:end-shape="id4" draw:end-glue-point="0" svg:d="M8683 13827v381h5461v743" svg:viewBox="0 0 5462 1125">
          <text:p/>
        </draw:connector>
        <draw:connector draw:style-name="gr15" draw:text-style-name="P7" draw:layer="layout" svg:x1="14.144cm" svg:y1="16.602cm" svg:x2="14.144cm" svg:y2="17.256cm" draw:start-shape="id4" draw:start-glue-point="2" draw:end-shape="id5" draw:end-glue-point="0" svg:d="M14144 16602v654" svg:viewBox="0 0 1 655">
          <text:p/>
        </draw:connector>
        <draw:connector draw:style-name="gr19" draw:text-style-name="P7" draw:layer="layout" draw:line-skew="-0.21cm" svg:x1="14.144cm" svg:y1="18.526cm" svg:x2="16.87cm" svg:y2="19.715cm" draw:start-shape="id5" draw:start-glue-point="2" draw:end-shape="id3" draw:end-glue-point="0" svg:d="M14144 18526v485h2726v704" svg:viewBox="0 0 2727 1190">
          <text:p/>
        </draw:connector>
        <draw:connector draw:style-name="gr19" draw:text-style-name="P7" draw:layer="layout" draw:line-skew="0cm -3.48cm 6.598cm" svg:x1="14.045cm" svg:y1="25.413cm" svg:x2="13.436cm" svg:y2="21.422cm" draw:start-shape="id6" draw:start-glue-point="1" draw:end-shape="id3" draw:end-glue-point="3" svg:d="M14045 25413h700v-1580h-2107v-2411h798" svg:viewBox="0 0 2108 3992">
          <text:p/>
        </draw:connector>
        <draw:connector draw:style-name="gr19" draw:text-style-name="P7" draw:layer="layout" svg:x1="11.922cm" svg:y1="21.437cm" svg:x2="13.436cm" svg:y2="21.422cm" draw:start-shape="id7" draw:start-glue-point="1" draw:end-shape="id3" draw:end-glue-point="3" svg:d="M11922 21437h857v-15h657" svg:viewBox="0 0 1515 16">
          <text:p/>
        </draw:connector>
        <draw:connector draw:style-name="gr20" draw:text-style-name="P7" draw:layer="layout" svg:x1="9.531cm" svg:y1="23.152cm" svg:x2="10.293cm" svg:y2="24.214cm" draw:start-shape="id7" draw:start-glue-point="2" draw:end-shape="id6" draw:end-glue-point="0" svg:d="M9531 23152v631h762v431" svg:viewBox="0 0 763 1063">
          <text:p/>
        </draw:connector>
        <draw:line draw:style-name="gr7" draw:text-style-name="P7" draw:layer="layout" svg:x1="3.921cm" svg:y1="7.096cm" svg:x2="3.921cm" svg:y2="8.747cm">
          <text:p/>
        </draw:line>
        <draw:line draw:style-name="gr7" draw:text-style-name="P7" draw:layer="layout" svg:x1="5.064cm" svg:y1="8.747cm" svg:x2="5.064cm" svg:y2="7.096cm">
          <text:p/>
        </draw:line>
        <draw:custom-shape draw:style-name="gr9" draw:text-style-name="P14" draw:layer="layout" svg:width="15.24cm" svg:height="1.524cm" svg:x="1.381cm" svg:y="8.62cm">
          <text:p text:style-name="P4"><text:span text:style-name="T5">Server API (JSON)</text:span></text:p>
          <text:p text:style-name="P4"><text:span text:style-name="T10"/></text:p>
          <text:p text:style-name="P4"><text:span text:style-name="T3">API exposed to internal clients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0.144cm" svg:y1="7.096cm" svg:x2="10.144cm" svg:y2="8.62cm">
          <text:p/>
        </draw:line>
        <draw:line draw:style-name="gr7" draw:text-style-name="P7" draw:layer="layout" svg:x1="11.287cm" svg:y1="8.62cm" svg:x2="11.287cm" svg:y2="7.096cm">
          <text:p/>
        </draw:line>
        <draw:line draw:style-name="gr7" draw:text-style-name="P7" draw:layer="layout" svg:x1="14.97cm" svg:y1="7.096cm" svg:x2="14.97cm" svg:y2="8.62cm">
          <text:p/>
        </draw:line>
        <draw:line draw:style-name="gr7" draw:text-style-name="P7" draw:layer="layout" svg:x1="16.113cm" svg:y1="8.62cm" svg:x2="16.113cm" svg:y2="7.096cm">
          <text:p/>
        </draw:line>
        <draw:line draw:style-name="gr7" draw:text-style-name="P7" draw:layer="layout" svg:x1="7.858cm" svg:y1="10.144cm" svg:x2="7.858cm" svg:y2="11.16cm">
          <text:p/>
        </draw:line>
        <draw:line draw:style-name="gr7" draw:text-style-name="P7" draw:layer="layout" svg:x1="9.001cm" svg:y1="11.16cm" svg:x2="9.001cm" svg:y2="10.144cm">
          <text:p/>
        </draw:line>
        <draw:connector draw:style-name="gr21" draw:text-style-name="P2" draw:layer="layout" svg:x1="8.683cm" svg:y1="13.827cm" svg:x2="9.531cm" svg:y2="19.723cm" draw:start-shape="id1" draw:start-glue-point="2" draw:end-shape="id7" draw:end-glue-point="0" svg:d="M8683 13827v3047h848v2849" svg:viewBox="0 0 849 5897">
          <text:p/>
        </draw:connector>
        <draw:connector draw:style-name="gr22" draw:text-style-name="P2" draw:layer="layout" svg:x1="4.157cm" svg:y1="22.617cm" svg:x2="9.531cm" svg:y2="23.152cm" draw:start-shape="id8" draw:start-glue-point="2" draw:end-shape="id7" draw:end-glue-point="2" svg:d="M4157 22617v1235h5374v-700" svg:viewBox="0 0 5375 1236">
          <text:p/>
        </draw:connector>
        <draw:connector draw:style-name="gr22" draw:text-style-name="P2" draw:layer="layout" draw:line-skew="-3.367cm 0.375cm" svg:x1="8.683cm" svg:y1="13.827cm" svg:x2="1.681cm" svg:y2="16.049cm" draw:start-shape="id1" draw:start-glue-point="2" draw:end-shape="id9" draw:end-glue-point="3" svg:d="M8683 13827v762h-7556v1460h554" svg:viewBox="0 0 7557 2223">
          <text:p/>
        </draw:connector>
        <draw:connector draw:style-name="gr22" draw:text-style-name="P2" draw:layer="layout" draw:line-skew="0cm -1.306cm" svg:x1="1.681cm" svg:y1="18.843cm" svg:x2="8.683cm" svg:y2="13.827cm" draw:start-shape="id10" draw:start-glue-point="3" draw:end-shape="id1" draw:end-glue-point="2" svg:d="M1681 18843h-502v-4254h7504v-762" svg:viewBox="0 0 7505 5017">
          <text:p/>
        </draw:connector>
        <draw:connector draw:style-name="gr22" draw:text-style-name="P2" draw:layer="layout" draw:line-skew="0cm -2.64cm" svg:x1="1.681cm" svg:y1="21.524cm" svg:x2="8.683cm" svg:y2="13.827cm" draw:start-shape="id8" draw:start-glue-point="3" draw:end-shape="id1" draw:end-glue-point="2" svg:d="M1681 21524h-502v-6935h7504v-762" svg:viewBox="0 0 7505 7698">
          <text:p/>
        </draw:connector>
        <draw:custom-shape draw:style-name="gr23" draw:text-style-name="P5" draw:layer="layout" svg:width="4.455cm" svg:height="2.398cm" svg:x="1.371cm" svg:y="24.129cm">
          <text:p text:style-name="P4"><text:span text:style-name="T11">Neo4J</text:span></text:p>
          <text:p text:style-name="P4"><text:span text:style-name="T2"/></text:p>
          <text:p text:style-name="P4"><text:span text:style-name="T1">Graph Database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191cm" svg:height="0.762cm" svg:x="2.524cm" svg:y="4.964cm">
          <text:p text:style-name="P16"><text:span text:style-name="T12">Front-end Controll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4.191cm" svg:height="2.159cm" svg:x="1.762cm" svg:y="11.414cm">
          <text:p text:style-name="P16"><text:span text:style-name="T12">Workflow Engine</text:span></text:p>
          <text:p text:style-name="P16"><text:span text:style-name="T2"/></text:p>
          <text:p text:style-name="P16"><text:span text:style-name="T2">State-table policy-level</text:span></text:p>
          <text:p text:style-name="P16"><text:span text:style-name="T2">logic engin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953cm" svg:height="0.889cm" svg:x="2.143cm" svg:y="2.097cm">
          <text:p text:style-name="P9"><text:span text:style-name="T5">HTML/JSON/J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ott</meta:initial-creator>
    <meta:creation-date>2015-08-24T14:26:24</meta:creation-date>
    <dc:date>2015-09-17T11:55:52.479050804</dc:date>
    <dc:creator>Robbie Hott</dc:creator>
    <meta:editing-duration>PT1H43M15S</meta:editing-duration>
    <meta:editing-cycles>12</meta:editing-cycles>
    <meta:generator>LibreOffice/5.0.1.2$Linux_X86_64 LibreOffice_project/00m0$Build-2</meta:generator>
    <meta:document-statistic meta:object-count="54"/>
  </office:meta>
</office:document-meta>
</file>